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195e16"/>
    </style:style>
    <style:style style:name="P5" style:family="paragraph" style:parent-style-name="Text_20_body">
      <style:text-properties officeooo:rsid="0526d6f1" officeooo:paragraph-rsid="0526d6f1"/>
    </style:style>
    <style:style style:name="P6" style:family="paragraph" style:parent-style-name="Text_20_body">
      <style:text-properties officeooo:rsid="05311fb5" officeooo:paragraph-rsid="054c9d14"/>
    </style:style>
    <style:style style:name="P7" style:family="paragraph" style:parent-style-name="Text_20_body">
      <style:text-properties officeooo:rsid="0533b468" officeooo:paragraph-rsid="0533b468"/>
    </style:style>
    <style:style style:name="P8" style:family="paragraph" style:parent-style-name="Text_20_body">
      <style:text-properties officeooo:rsid="0533b468" officeooo:paragraph-rsid="05390527"/>
    </style:style>
    <style:style style:name="P9" style:family="paragraph" style:parent-style-name="Text_20_body">
      <style:text-properties fo:font-size="12pt" officeooo:paragraph-rsid="053492a6" style:font-size-asian="12pt" style:font-size-complex="12pt"/>
    </style:style>
    <style:style style:name="P10" style:family="paragraph" style:parent-style-name="Text_20_body">
      <style:text-properties officeooo:rsid="0536c431" officeooo:paragraph-rsid="053aac95"/>
    </style:style>
    <style:style style:name="P11" style:family="paragraph" style:parent-style-name="Text_20_body">
      <style:text-properties officeooo:rsid="053bfadd" officeooo:paragraph-rsid="053bfadd"/>
    </style:style>
    <style:style style:name="P12" style:family="paragraph" style:parent-style-name="Text_20_body">
      <style:text-properties officeooo:rsid="0517dbee"/>
    </style:style>
    <style:style style:name="P13" style:family="paragraph" style:parent-style-name="Heading_20_2">
      <style:text-properties officeooo:paragraph-rsid="05195e16"/>
    </style:style>
    <style:style style:name="P14" style:family="paragraph" style:parent-style-name="Heading_20_2">
      <style:text-properties fo:font-weight="bold" officeooo:rsid="0516c8f9" officeooo:paragraph-rsid="0516c8f9" style:font-weight-asian="bold" style:font-weight-complex="bold"/>
    </style:style>
    <style:style style:name="P15" style:family="paragraph" style:parent-style-name="Heading_20_2">
      <style:text-properties fo:font-weight="bold" officeooo:rsid="04e9d043" officeooo:paragraph-rsid="04e9d043" style:font-weight-asian="bold" style:font-weight-complex="bold"/>
    </style:style>
    <style:style style:name="P16" style:family="paragraph" style:parent-style-name="Heading_20_2">
      <style:text-properties fo:font-weight="bold" officeooo:rsid="0533b468" officeooo:paragraph-rsid="0533b468" style:font-weight-asian="bold" style:font-weight-complex="bold"/>
    </style:style>
    <style:style style:name="P17" style:family="paragraph" style:parent-style-name="Heading_20_2">
      <style:text-properties fo:font-weight="bold" officeooo:rsid="05390527" officeooo:paragraph-rsid="05390527" style:font-weight-asian="bold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5003c0c" officeooo:paragraph-rsid="050ce4e4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2pt" officeooo:rsid="0506567e" officeooo:paragraph-rsid="0506567e" style:font-size-asian="12pt" style:font-size-complex="12pt"/>
    </style:style>
    <style:style style:name="P20" style:family="paragraph" style:parent-style-name="Text_20_body">
      <style:paragraph-properties fo:text-align="start" style:justify-single-word="false" style:writing-mode="lr-tb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526d6f1" officeooo:paragraph-rsid="0526d6f1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Consolas" fo:font-size="12pt" style:font-size-asian="12pt" style:font-size-complex="12pt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3bfadd" officeooo:paragraph-rsid="053bfadd"/>
    </style:style>
    <style:style style:name="P24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03c0c" style:font-size-asian="12pt" style:font-size-complex="12pt"/>
    </style:style>
    <style:style style:name="P25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46c95" style:font-size-asian="12pt" style:font-size-complex="12pt"/>
    </style:style>
    <style:style style:name="P26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bcbb3" style:font-size-asian="12pt" style:font-size-complex="12pt"/>
    </style:style>
    <style:style style:name="P27" style:family="paragraph" style:parent-style-name="כותרת_20_ותוכן_7e_LT_7e_Gliederung_20_1">
      <style:paragraph-properties fo:text-align="start" style:justify-single-word="false" style:writing-mode="lr-tb"/>
      <style:text-properties style:font-name="Consolas" fo:font-size="12pt" officeooo:paragraph-rsid="05003c0c" style:font-size-asian="12pt" style:font-size-complex="12pt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5003c0c" officeooo:paragraph-rsid="05003c0c"/>
    </style:style>
    <style:style style:name="P29" style:family="paragraph" style:parent-style-name="Standard">
      <style:paragraph-properties fo:text-align="end" style:justify-single-word="false" style:writing-mode="rl-tb"/>
      <style:text-properties fo:font-size="12pt" officeooo:rsid="05046c95" officeooo:paragraph-rsid="05046c95" style:font-size-asian="12pt" style:font-size-complex="12pt"/>
    </style:style>
    <style:style style:name="P30" style:family="paragraph" style:parent-style-name="Standard">
      <style:paragraph-properties fo:text-align="end" style:justify-single-word="false" style:writing-mode="rl-tb"/>
      <style:text-properties fo:font-size="12pt" officeooo:rsid="0509f80a" officeooo:paragraph-rsid="0509f80a" style:font-size-asian="12pt" style:font-size-complex="12pt"/>
    </style:style>
    <style:style style:name="P31" style:family="paragraph" style:parent-style-name="Standard">
      <style:paragraph-properties fo:text-align="end" style:justify-single-word="false" style:writing-mode="rl-tb"/>
      <style:text-properties fo:font-size="12pt" officeooo:rsid="052b86e2" officeooo:paragraph-rsid="054df706" style:font-size-asian="12pt" style:font-size-complex="12pt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Consolas" fo:font-size="12pt" officeooo:rsid="0506567e" officeooo:paragraph-rsid="0506567e" style:font-size-asian="12pt" style:font-size-complex="12pt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Consolas" fo:font-size="12pt" officeooo:rsid="0545e8ba" officeooo:paragraph-rsid="0545e8ba" style:font-size-asian="12pt" style:font-size-complex="12pt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Consolas" fo:font-size="12pt" officeooo:rsid="0515d0df" officeooo:paragraph-rsid="0506567e" style:font-size-asian="12pt" style:font-size-complex="12pt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545e8ba" officeooo:paragraph-rsid="0545e8ba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5418366" officeooo:paragraph-rsid="054df706"/>
    </style:style>
    <style:style style:name="P37" style:family="paragraph" style:parent-style-name="Text_20_body">
      <style:paragraph-properties fo:text-align="end" style:justify-single-word="false" style:writing-mode="rl-tb"/>
      <style:text-properties style:font-name="Consolas" fo:font-size="12pt" officeooo:rsid="05238bef" officeooo:paragraph-rsid="05238bef" style:font-size-asian="12pt" style:font-size-complex="12pt"/>
    </style:style>
    <style:style style:name="P38" style:family="paragraph" style:parent-style-name="Text_20_body">
      <style:paragraph-properties fo:text-align="end" style:justify-single-word="false" style:writing-mode="rl-tb"/>
      <style:text-properties officeooo:rsid="053bfadd" officeooo:paragraph-rsid="053bfadd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53bfadd" officeooo:paragraph-rsid="0546ad3c"/>
    </style:style>
    <style:style style:name="P40" style:family="paragraph" style:parent-style-name="Heading_20_3">
      <style:paragraph-properties fo:text-align="end" style:justify-single-word="false" style:writing-mode="rl-tb"/>
      <style:text-properties officeooo:rsid="05277f3a" officeooo:paragraph-rsid="054c9d14"/>
    </style:style>
    <style:style style:name="P41" style:family="paragraph" style:parent-style-name="Heading_20_3">
      <style:paragraph-properties fo:text-align="end" style:justify-single-word="false" style:writing-mode="rl-tb"/>
      <style:text-properties officeooo:rsid="05277f3a" officeooo:paragraph-rsid="054df706"/>
    </style:style>
    <style:style style:name="P42" style:family="paragraph" style:parent-style-name="Standard">
      <style:text-properties officeooo:rsid="05277f3a" officeooo:paragraph-rsid="0535f2e2"/>
    </style:style>
    <style:style style:name="P43" style:family="paragraph" style:parent-style-name="Standard">
      <style:text-properties officeooo:rsid="05277f3a" officeooo:paragraph-rsid="0548b402"/>
    </style:style>
    <style:style style:name="P44" style:family="paragraph" style:parent-style-name="Standard">
      <style:text-properties fo:font-size="12pt" officeooo:rsid="052b86e2" officeooo:paragraph-rsid="054df706" style:font-size-asian="12pt" style:font-size-complex="12pt"/>
    </style:style>
    <style:style style:name="P45" style:family="paragraph" style:parent-style-name="Heading_20_3">
      <style:text-properties officeooo:rsid="05277f3a" officeooo:paragraph-rsid="0548b402"/>
    </style:style>
    <style:style style:name="P46" style:family="paragraph" style:parent-style-name="Heading_20_3">
      <style:text-properties officeooo:rsid="05277f3a" officeooo:paragraph-rsid="054df706"/>
    </style:style>
    <style:style style:name="P47" style:family="paragraph" style:parent-style-name="Text_20_body" style:list-style-name="L1">
      <style:text-properties officeooo:paragraph-rsid="05195e16"/>
    </style:style>
    <style:style style:name="P48" style:family="paragraph" style:parent-style-name="Text_20_body" style:list-style-name="L1">
      <style:text-properties officeooo:rsid="051bc9a6" officeooo:paragraph-rsid="05195e16"/>
    </style:style>
    <style:style style:name="P49" style:family="paragraph" style:parent-style-name="Text_20_body" style:list-style-name="L1">
      <style:text-properties officeooo:rsid="053fef9b" officeooo:paragraph-rsid="053fef9b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fo:color="#0000ff" style:font-name="Consolas"/>
    </style:style>
    <style:style style:name="T4" style:family="text">
      <style:text-properties fo:color="#0000ff" style:font-name="Consolas" officeooo:rsid="05003c0c"/>
    </style:style>
    <style:style style:name="T5" style:family="text">
      <style:text-properties fo:color="#0000ff" style:font-name="Consolas" officeooo:rsid="05046c95"/>
    </style:style>
    <style:style style:name="T6" style:family="text">
      <style:text-properties fo:color="#0000ff" style:font-name="Consolas" officeooo:rsid="0509f80a"/>
    </style:style>
    <style:style style:name="T7" style:family="text">
      <style:text-properties fo:color="#0000ff" style:font-name="Consolas" officeooo:rsid="050bcbb3"/>
    </style:style>
    <style:style style:name="T8" style:family="text">
      <style:text-properties fo:color="#0000ff" style:font-name="Consolas" fo:font-size="12pt" style:font-size-asian="12pt" style:font-size-complex="12pt"/>
    </style:style>
    <style:style style:name="T9" style:family="text">
      <style:text-properties fo:color="#0000ff" style:font-name="Consolas" fo:font-size="12pt" officeooo:rsid="050fa6c3" style:font-size-asian="12pt" style:font-size-complex="12pt"/>
    </style:style>
    <style:style style:name="T10" style:family="text">
      <style:text-properties fo:color="#0000ff" style:font-name="Consola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ff" style:font-name="Consolas" officeooo:rsid="051ef627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12pt" style:font-size-asian="12pt" style:font-size-complex="12pt"/>
    </style:style>
    <style:style style:name="T14" style:family="text">
      <style:text-properties style:font-name="Consolas" fo:font-size="12pt" officeooo:rsid="050bcbb3" style:font-size-asian="12pt" style:font-size-complex="12pt"/>
    </style:style>
    <style:style style:name="T15" style:family="text">
      <style:text-properties style:font-name="Consolas" fo:font-size="12pt" officeooo:rsid="050fa6c3" style:font-size-asian="12pt" style:font-size-complex="12pt"/>
    </style:style>
    <style:style style:name="T16" style:family="text">
      <style:text-properties style:font-name="Consolas" fo:font-size="12pt" officeooo:rsid="051f5816" style:font-size-asian="12pt" style:font-size-complex="12pt"/>
    </style:style>
    <style:style style:name="T17" style:family="text">
      <style:text-properties style:font-name="Consolas" fo:font-size="12pt" officeooo:rsid="051ef627" style:font-size-asian="12pt" style:font-size-complex="12pt"/>
    </style:style>
    <style:style style:name="T18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Consolas" officeooo:rsid="05003c0c"/>
    </style:style>
    <style:style style:name="T20" style:family="text">
      <style:text-properties style:font-name="Consolas" officeooo:rsid="0502918c"/>
    </style:style>
    <style:style style:name="T21" style:family="text">
      <style:text-properties style:font-name="Consolas" officeooo:rsid="05046c95"/>
    </style:style>
    <style:style style:name="T22" style:family="text">
      <style:text-properties style:font-name="Consolas" officeooo:rsid="0508b524"/>
    </style:style>
    <style:style style:name="T23" style:family="text">
      <style:text-properties style:font-name="Consolas" officeooo:rsid="050bcbb3"/>
    </style:style>
    <style:style style:name="T24" style:family="text">
      <style:text-properties style:font-name="Consolas" officeooo:rsid="05210d49"/>
    </style:style>
    <style:style style:name="T25" style:family="text">
      <style:text-properties officeooo:rsid="0501b5cd"/>
    </style:style>
    <style:style style:name="T26" style:family="text">
      <style:text-properties officeooo:rsid="0502918c"/>
    </style:style>
    <style:style style:name="T27" style:family="text">
      <style:text-properties fo:color="#800080" style:font-name="Consolas"/>
    </style:style>
    <style:style style:name="T28" style:family="text">
      <style:text-properties fo:color="#00b050" style:font-name="Consolas" fo:font-weight="bold" style:font-weight-asian="bold"/>
    </style:style>
    <style:style style:name="T29" style:family="text">
      <style:text-properties officeooo:rsid="050ce4e4"/>
    </style:style>
    <style:style style:name="T30" style:family="text">
      <style:text-properties officeooo:rsid="05210d49"/>
    </style:style>
    <style:style style:name="T31" style:family="text">
      <style:text-properties officeooo:rsid="0524f006"/>
    </style:style>
    <style:style style:name="T32" style:family="text">
      <style:text-properties officeooo:rsid="0527b555"/>
    </style:style>
    <style:style style:name="T33" style:family="text">
      <style:text-properties officeooo:rsid="052cdb27"/>
    </style:style>
    <style:style style:name="T34" style:family="text">
      <style:text-properties officeooo:rsid="05322293"/>
    </style:style>
    <style:style style:name="T35" style:family="text">
      <style:text-properties officeooo:rsid="0535b280"/>
    </style:style>
    <style:style style:name="T36" style:family="text">
      <style:text-properties style:font-name="Courier New" fo:letter-spacing="normal"/>
    </style:style>
    <style:style style:name="T37" style:family="text">
      <style:text-properties style:font-name="Courier New" fo:letter-spacing="normal" officeooo:rsid="0535f2e2"/>
    </style:style>
    <style:style style:name="T38" style:family="text">
      <style:text-properties style:font-name="Courier New" fo:letter-spacing="normal" officeooo:rsid="0536c431"/>
    </style:style>
    <style:style style:name="T39" style:family="text">
      <style:text-properties style:font-name="Courier New" fo:font-size="12pt" fo:letter-spacing="normal" style:font-size-asian="12pt" style:font-size-complex="12pt"/>
    </style:style>
    <style:style style:name="T40" style:family="text">
      <style:text-properties style:font-name="Courier New" fo:font-size="12pt" fo:letter-spacing="normal" officeooo:rsid="0535f2e2" style:font-size-asian="12pt" style:font-size-complex="12pt"/>
    </style:style>
    <style:style style:name="T41" style:family="text">
      <style:text-properties style:font-name="Courier New" fo:font-size="12pt" fo:letter-spacing="normal" officeooo:rsid="0538bbd1" style:font-size-asian="12pt" style:font-size-complex="12pt"/>
    </style:style>
    <style:style style:name="T42" style:family="text">
      <style:text-properties style:font-name="Courier New" fo:font-size="12pt" fo:letter-spacing="normal" officeooo:rsid="053aac95" style:font-size-asian="12pt" style:font-size-complex="12pt"/>
    </style:style>
    <style:style style:name="T43" style:family="text">
      <style:text-properties officeooo:rsid="053d6297"/>
    </style:style>
    <style:style style:name="T44" style:family="text">
      <style:text-properties officeooo:rsid="05433bda"/>
    </style:style>
    <style:style style:name="T45" style:family="text">
      <style:text-properties officeooo:rsid="054554b1"/>
    </style:style>
    <style:style style:name="T46" style:family="text">
      <style:text-properties officeooo:rsid="0506567e"/>
    </style:style>
    <style:style style:name="T47" style:family="text">
      <style:text-properties officeooo:rsid="0546ad3c"/>
    </style:style>
    <style:style style:name="T48" style:family="text">
      <style:text-properties officeooo:rsid="0548b402"/>
    </style:style>
    <style:style style:name="T49" style:family="text">
      <style:text-properties officeooo:rsid="054a9434"/>
    </style:style>
    <style:style style:name="T50" style:family="text">
      <style:text-properties officeooo:rsid="054c9d14"/>
    </style:style>
    <style:style style:name="T51" style:family="text">
      <style:text-properties officeooo:rsid="054df706"/>
    </style:style>
    <style:style style:name="T52" style:family="text">
      <style:text-properties officeooo:rsid="05502a7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תבניות למתקדמים</text:h>
      <text:p text:style-name="P15">וריאציות על תבניות</text:p>
      <text:p text:style-name="P28"/>
      <text:p text:style-name="P28">1. תבניות יכולות לקבל שני פרמטרי-סוג או יותר, למשל:</text:p>
      <text:p text:style-name="P18"><text:span text:style-name="T8">template</text:span> &lt;<text:span text:style-name="T8">typename</text:span> Key, <text:span text:style-name="T8">typename</text:span> Value&gt; <text:span text:style-name="T8">class</text:span><text:span text:style-name="T29"> </text:span>pair { <text:span text:style-name="T26">Key k; Value v; ...</text:span> }</text:p>
      <text:p text:style-name="P28"/>
      <text:p text:style-name="P28"/>
      <text:p text:style-name="P28">2. <text:span text:style-name="T25">תבניות יכולות לקבל פרמטרים שהם לא סוגים אלא מספרים. למשל, אפשר ליצור מחלקה המייצגת מערך שהגודל שלו ידוע בזמן קומפילציה:</text:span></text:p>
      <text:p text:style-name="P24"><text:span text:style-name="T4">template</text:span><text:span text:style-name="T19">&lt;</text:span><text:span text:style-name="T4">typename </text:span><text:span text:style-name="T19">T, </text:span><text:span text:style-name="T11">int</text:span><text:span text:style-name="T3"> </text:span><text:span text:style-name="T12">Size&gt; </text:span><text:span text:style-name="T3">class</text:span><text:span text:style-name="T12"> </text:span><text:span text:style-name="T22">array</text:span><text:span text:style-name="T12">{ T m_values[Size];</text:span><text:span text:style-name="T20"> ...</text:span><text:span text:style-name="T12"> }; </text:span></text:p>
      <text:p text:style-name="P34">המספר חייב להיות ידוע בזמן קומפילציה - אי אפשר להשתמש למשל במשתנה שמגיע מהקלט התקני. </text:p>
      <text:p text:style-name="P32"/>
      <text:p text:style-name="P33">למה זה טוב? - כדי לקבל מבנה זהה לחלוטין למערך של C (על המחסנית, עם גודל קבוע, בלי שדה השומר את הגודל), ויחד עם זה, שנוכל להוסיף לו אופרטורים ושיטות שונות (<text:span text:style-name="T46">ראו דוגמה בתיקיה 1</text:span>).</text:p>
      <text:p text:style-name="P33"/>
      <text:p text:style-name="P35"><text:span text:style-name="T13">בנוסף, </text:span><text:span text:style-name="T17">העובדה שהמספר ידוע בזמן קומפילציה מאפשרת לקומפיילר לבצע אופטימיזציות מעניינות, למשל, לפרוש לולאות פנימיות של המחלקה. למשל, אם יוצרים מערך עם פרמטר Size=3, ואחת השיטות שלו היא לולאה מ-0 עד Size, אז ייתכן שהקומפיילר בכלל לא ייצור לולאה אלא שלוש קריאות לגוף הלולאה - יחסוך את משתנה-הלולאה ואת הקפיצות קדימה ואחורה.</text:span><text:span text:style-name="T16"> <text:s/>ראו ב-godbolt.org.</text:span></text:p>
      <text:p text:style-name="P27"/>
      <text:p text:style-name="P29">3. אפשר להעביר ברירות-מחדל לפרמטרי-סוג וגם לפרמטרי-מספר, למשל:</text:p>
      <text:p text:style-name="P25"><text:span text:style-name="T5">template</text:span><text:span text:style-name="T21">&lt;</text:span><text:span text:style-name="T5">typename</text:span><text:span text:style-name="T21"> T= </text:span><text:span text:style-name="T5">char</text:span><text:span text:style-name="T21">, </text:span><text:span text:style-name="T3">size_t </text:span><text:span text:style-name="T12">Size= </text:span><text:span text:style-name="T27">1024</text:span><text:span text:style-name="T12">&gt; </text:span><text:span text:style-name="T3">class</text:span><text:span text:style-name="T12"> </text:span><text:span text:style-name="T24">array</text:span><text:span text:style-name="T12"> { </text:span><text:span text:style-name="T3">private</text:span><text:span text:style-name="T12">: T m_values[Size]; }; </text:span></text:p>
      <text:p text:style-name="P19"/>
      <text:p text:style-name="Text_20_body">במקרה זה, הסוג array&lt;char&gt; והסוג array&lt;char,1024&gt; הם שני שמות של אותו סוג - ניתן לשים עצם מסוג אחד במשתנה מהסוג השני ולהיפך. אבל הסוג<text:span text:style-name="T30">ים</text:span> array&lt;char,1023&gt; או <text:s/>array&lt;char,1025&gt;<text:span text:style-name="T30"> הם סוגים שונים - אי אפשר לשים עצם מסוג אחד במשתנה מהסוג השני, למרות שרק המספר שונה (בניגוד למצב שבו יש לנו וקטור עם שדה פנימי בשם size).</text:span></text:p>
      <text:p text:style-name="P30"/>
      <text:p text:style-name="P30">4. אפשר להעביר פרמטר-סוג T, ואז להעביר פרמטר אחר ולקבוע שהוא חייב להיות מסוג T. למשל:</text:p>
      <text:p text:style-name="P26"><text:span text:style-name="T6">template</text:span><text:span text:style-name="T12">&lt;</text:span><text:span text:style-name="T3">typename </text:span><text:span text:style-name="T28">T</text:span><text:span text:style-name="T12">, </text:span><text:span text:style-name="T28">T</text:span><text:span text:style-name="T12"> </text:span><text:span text:style-name="T23">default</text:span><text:span text:style-name="T12">&gt;</text:span><text:span text:style-name="T7"> </text:span><text:span text:style-name="T3">class</text:span><text:span text:style-name="T12"> </text:span><text:span text:style-name="T23">Buffer</text:span><text:span text:style-name="T12"> { </text:span></text:p>
      <text:p text:style-name="P20"><text:span text:style-name="T9"><text:tab/></text:span><text:span text:style-name="T8">public</text:span><text:span text:style-name="T13">:</text:span><text:span text:style-name="T14"> Buffer(int </text:span>size<text:span text:style-name="T14">) {</text:span><text:span text:style-name="T13"> </text:span><text:span text:style-name="T14">/* initialize all elements to the default */ </text:span><text:span text:style-name="T13">}</text:span><text:span text:style-name="T15"> </text:span><text:span text:style-name="T13">};</text:span></text:p>
      <text:p text:style-name="P37"/>
      <text:p text:style-name="P22"/>
      <text:p text:style-name="P14">הגדרת מקרים פרטיים לתבניות (template specialization)</text:p>
      <text:p text:style-name="P12">אחרי שהגדרנו תבנית כללית המתאימה לכל הסוגים, אפשר להגדיר מקרים פרטיים שלה <text:span text:style-name="T31">עם מימוש שונה ה"תפור" במיוחד לסוג מסויים. הנה כמה דוגמאות.</text:span></text:p>
      <text:p text:style-name="P45">דוגמה <text:span text:style-name="T48">א (תיקיה 2)</text:span></text:p>
      <text:p text:style-name="P43">הגדרנו פונקציה swap גנרית המבצעת החלפה בעזרת בנאי מעתיק ואופרטור השמה.<text:span text:style-name="T32"> הפונקציה הזאת עובדת בכל המקרים, אבל, לפעמים היא בזבזנית - למשל כשרוצים להחליף IntBuffer או vector, תתבצע העתקה העמוקה שלוש פעמים. במקרה זה אין צורך בהעתקה עמוקה - אפשר להסתפק בהעתקה שטחית של הפוינטרים והמספרים בלבד. אפשר להגדיר מקרה פרטי של swap שעושה את זה.</text:span></text:p>
      <text:p text:style-name="P40">דוגמה <text:span text:style-name="T52">ב</text:span><text:span text:style-name="T50"> (תיקיה 3)</text:span></text:p>
      <text:p text:style-name="P6">יש לנו וקטור כללי. אנחנו רוצים להגדיר מקרה פרטי - וקטור בוליאני - שבו כל 8 פרטים בוליאניים תופסים רק בית אחד בזיכרון. ראו <text:span text:style-name="T34">ב</text:span>תיקיה <text:span text:style-name="T49">3</text:span>.</text:p>
      <text:p text:style-name="P41">דוגמה <text:span text:style-name="T52">ג</text:span><text:span text:style-name="T50"> (תיקיה 4)</text:span></text:p>
      <text:p text:style-name="P31">אנחנו רוצים לבנות שיטה כללית <text:span text:style-name="T51">לחלוקת מספר ב-10. בדרך-כלל הסוג המוחזר זהה לסוג המועבר, אלא אם כן הסוג המועבר הוא int, ואז אנחנו רוצים שהסוג המוחזר יהיה double.</text:span></text:p>
      <text:p text:style-name="P46">דוגמה <text:span text:style-name="T52">ד</text:span><text:span text:style-name="T51"> (תיקיה 4)</text:span></text:p>
      <text:p text:style-name="P44">אנחנו רוצים לבנות שיטה כללית של חילוק, שתבצע חילוק בין עצמים מסוג T רק אם החילוק בטוח - כלומר, רק אם אפשר לחלק עצמים מסוג T, ואין חשש של חלוקה ב-0.<text:span text:style-name="T33"> <text:s/>אפשר לבנות תבנית-מחלקה המכילה רק enum <text:s/>(ראו במצגת) או משתנים סטטיים (ראו בתיקיה 3), המייצגים את התכונות של חילוק לגבי הסוג T - האם בכלל אפשר לחלק, ואם כן, האם אפשר לחלק באפס. <text:s text:c="2"/>בתבנית הכללית, אי-אפשר לחלק, ואי-אפשר לחלק באפס. <text:s/>במקרה הפרטי עבור int,int, אפשר לחלק, אבל אי-אפשר לחלק באפס. <text:s/>במקרה הפרטי עבור double,double, אפשר לחלק גם באפס (התוצאה היא אינסוף חיובי או שלילי).</text:span></text:p>
      <text:p text:style-name="P36"/>
      <text:p text:style-name="P36"/>
      <text:p text:style-name="P16">תיכנות-על (meta-programming)</text:p>
      <text:p text:style-name="P7">מנגנון יצירת מקרים פרטיים של תבניות יכול לשמש אותנו לכתיבת תוכניות שלמות שרצות <text:span text:style-name="T44">ב</text:span>זמן הקומפילציה. אפשר אפילו להשתמש ברקורסיה! <text:s/></text:p>
      <text:p text:style-name="P9"><text:span text:style-name="T35">במצגת יש דוגמה לתבנית רקורסיבית פשוטה: התבנית </text:span><text:span text:style-name="T36">Pow3</text:span><text:span text:style-name="T37"> מקבלת מספר שלם ומעלה אותו בחזקת 3. הרקורסיה מתבצעת בתבנית הכללית - היא מכפילה ב-3 וקוראת לתבנית עם הפרמטר פחות 1. </text:span><text:span text:style-name="T38"><text:s text:c="2"/></text:span><text:span text:style-name="T37">תנאי העצירה מתבצע ע"י יצירת מקרה פרטי שבו הפרמטר שווה 0.</text:span></text:p>
      <text:p text:style-name="P10"><text:span text:style-name="T40">ד</text:span><text:span text:style-name="T39">וגמה קצת יותר שימושית יש בתיקיה 5 - חישוב נומרי של הנגזרת ה-n של פונקציה כללית כלשהי</text:span><text:span text:style-name="T42">.</text:span></text:p>
      <text:p text:style-name="P10"><text:span text:style-name="T41">זו גם הזדמנות טובה לחזור על </text:span><text:span text:style-name="T42">ציורים, פונקטורים וביטויי למדא.</text:span></text:p>
      <text:p text:style-name="P17">ביטויי למדא</text:p>
      <text:p text:style-name="P11">ביטוי למדא הוא ביטוי היוצר עצם שיש לו סוגריים עגולים. ניתן להעביר אותו כפרמטר לפונקציות שעובדות על פונקציות. </text:p>
      <text:p text:style-name="P11">לדוגמה, נניח שאנחנו רוצים לכתוב פונקציה שמציירת פונקציה. אפשר לכתוב את הכותרת שלה כך:</text:p>
      <text:p text:style-name="P23">template &lt;typename Function&gt;</text:p>
      <text:p text:style-name="P23">plot(Function f,...)</text:p>
      <text:p text:style-name="P38">בגוף הפונקציה תהיה שורה שתחשב את ערך ה-y המתאים לערך x מסויים, כדי שנדע איפה צריך לשים נקודה:</text:p>
      <text:p text:style-name="P23">y = f(x)</text:p>
      <text:p text:style-name="P11">איך מפעילים את הפונקציה plot? יש כמה דרכים. אפשר להעביר לה פונקציה ממש, למשל:</text:p>
      <text:p text:style-name="P23">double sqr(double x) {return x*x;}</text:p>
      <text:p text:style-name="P38">ואז בתוכנית הראשית לכתוב:</text:p>
      <text:p text:style-name="P23">plot(sqr,...);</text:p>
      <text:p text:style-name="P39">אפשרות שניה היא ליצור מחלקה שיש לה אופרטור סוגריים עגולים, <text:span text:style-name="T47">ולהעביר עצם מהמחלקה הזאת.</text:span></text:p>
      <text:p text:style-name="P39">אפשרות שלישית היא להעביר ביטוי למדא<text:span text:style-name="T43">. הביטוי מוגדר ע"י ריבוע שאחריו סוגריים עגולים ואחריהם סוגריים מסולסלים עם גוף הפונקציה:</text:span></text:p>
      <text:p text:style-name="P23">plot([](double x) { return x*x; });</text:p>
      <text:p text:style-name="P11"><text:span text:style-name="T43">ר</text:span>או דוגמה בתיקיה 5.</text:p>
      <text:p text:style-name="P8"/>
      <text:p text:style-name="P42"/>
      <text:p text:style-name="P13">מקורות</text:p>
      <text:list xml:id="list2634749439" text:style-name="L1">
        <text:list-item>
          <text:p text:style-name="P47">מצג<text:span text:style-name="T2">ו</text:span>ת של<text:span text:style-name="T1"> </text:span>אופיר פלא.</text:p>
        </text:list-item>
        <text:list-item>
          <text:p text:style-name="P48">Peter Gottschling, "Discovering Modern C++", chapter 3.</text:p>
        </text:list-item>
        <text:list-item>
          <text:p text:style-name="P49"><text:span text:style-name="T45">ג'יימס מקנילס "יורד" על תבניות, על הסוגר המסולסל, ועל </text:span>מצביעים לפונקציות:<text:line-break/> <text:a xlink:type="simple" xlink:href="https://www.youtube.com/watch?v=6eX9gPithBo" text:style-name="Internet_20_link" text:visited-style-name="Visited_20_Internet_20_Link">https://www.youtube.com/watch?v=6eX9gPithBo</text:a> </text:p>
        </text:list-item>
      </text:list>
      <text:p text:style-name="P4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1-06-09T13:35:01.518623553</dc:date>
    <meta:editing-duration>P9DT19H20M54S</meta:editing-duration>
    <meta:editing-cycles>1250</meta:editing-cycles>
    <dc:creator>Erel Segal-Halevi</dc:creator>
    <meta:document-statistic meta:table-count="0" meta:image-count="0" meta:object-count="0" meta:page-count="1" meta:paragraph-count="52" meta:word-count="777" meta:character-count="4538" meta:non-whitespace-character-count="3796"/>
  </office:meta>
</office:document-meta>
</file>